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.2323in" svg:y="2.3504in">
            <draw:object draw:notify-on-update-of-ranges="Sheet1.B10:Sheet1.M10 Sheet1.B11:Sheet1.M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 table:number-rows-repeated="7">
          <table:table-cell table:number-columns-repeated="13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67" calcext:value-type="float">
            <text:p>167</text:p>
          </table:table-cell>
          <table:table-cell office:value-type="float" office:value="232" calcext:value-type="float">
            <text:p>232</text:p>
          </table:table-cell>
          <table:table-cell office:value-type="float" office:value="316" calcext:value-type="float">
            <text:p>316</text:p>
          </table:table-cell>
          <table:table-cell office:value-type="float" office:value="414" calcext:value-type="float">
            <text:p>414</text:p>
          </table:table-cell>
          <table:table-cell office:value-type="float" office:value="577" calcext:value-type="float">
            <text:p>577</text:p>
          </table:table-cell>
          <table:table-cell office:value-type="float" office:value="622" calcext:value-type="float">
            <text:p>622</text:p>
          </table:table-cell>
          <table:table-cell office:value-type="float" office:value="698" calcext:value-type="float">
            <text:p>698</text:p>
          </table:table-cell>
          <table:table-cell office:value-type="float" office:value="772" calcext:value-type="float">
            <text:p>772</text:p>
          </table:table-cell>
          <table:table-cell office:value-type="float" office:value="800" calcext:value-type="float">
            <text:p>800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/>
          <table:table-cell table:formula="of:=1/[.B8]" office:value-type="float" office:value="0.0101010101010101" calcext:value-type="float">
            <text:p>0.0101010101</text:p>
          </table:table-cell>
          <table:table-cell table:formula="of:=1/[.C8]" office:value-type="float" office:value="0.0125" calcext:value-type="float">
            <text:p>0.0125</text:p>
          </table:table-cell>
          <table:table-cell table:formula="of:=1/[.D8]" office:value-type="float" office:value="0.02" calcext:value-type="float">
            <text:p>0.02</text:p>
          </table:table-cell>
          <table:table-cell table:formula="of:=1/[.E8]" office:value-type="float" office:value="0.0333333333333333" calcext:value-type="float">
            <text:p>0.0333333333</text:p>
          </table:table-cell>
          <table:table-cell table:formula="of:=1/[.F8]" office:value-type="float" office:value="0.05" calcext:value-type="float">
            <text:p>0.05</text:p>
          </table:table-cell>
          <table:table-cell table:formula="of:=1/[.G8]" office:value-type="float" office:value="0.0666666666666667" calcext:value-type="float">
            <text:p>0.0666666667</text:p>
          </table:table-cell>
          <table:table-cell table:formula="of:=1/[.H8]" office:value-type="float" office:value="0.1" calcext:value-type="float">
            <text:p>0.1</text:p>
          </table:table-cell>
          <table:table-cell table:formula="of:=1/[.I8]" office:value-type="float" office:value="0.111111111111111" calcext:value-type="float">
            <text:p>0.1111111111</text:p>
          </table:table-cell>
          <table:table-cell table:formula="of:=1/[.J8]" office:value-type="float" office:value="0.125" calcext:value-type="float">
            <text:p>0.125</text:p>
          </table:table-cell>
          <table:table-cell table:formula="of:=1/[.K8]" office:value-type="float" office:value="0.142857142857143" calcext:value-type="float">
            <text:p>0.1428571429</text:p>
          </table:table-cell>
          <table:table-cell table:formula="of:=1/[.L8]" office:value-type="float" office:value="0.166666666666667" calcext:value-type="float">
            <text:p>0.1666666667</text:p>
          </table:table-cell>
          <table:table-cell table:formula="of:=1/[.M8]" office:value-type="float" office:value="0.2" calcext:value-type="float">
            <text:p>0.2</text:p>
          </table:table-cell>
        </table:table-row>
        <table:table-row table:style-name="ro1">
          <table:table-cell/>
          <table:table-cell table:formula="of:=[.B9]*5/1024" office:value-type="float" office:value="0" calcext:value-type="float">
            <text:p>0</text:p>
          </table:table-cell>
          <table:table-cell table:formula="of:=[.C9]*5/1024" office:value-type="float" office:value="0.48828125" calcext:value-type="float">
            <text:p>0.48828125</text:p>
          </table:table-cell>
          <table:table-cell table:formula="of:=[.D9]*5/1024" office:value-type="float" office:value="0.8154296875" calcext:value-type="float">
            <text:p>0.8154296875</text:p>
          </table:table-cell>
          <table:table-cell table:formula="of:=[.E9]*5/1024" office:value-type="float" office:value="1.1328125" calcext:value-type="float">
            <text:p>1.1328125</text:p>
          </table:table-cell>
          <table:table-cell table:formula="of:=[.F9]*5/1024" office:value-type="float" office:value="1.54296875" calcext:value-type="float">
            <text:p>1.54296875</text:p>
          </table:table-cell>
          <table:table-cell table:formula="of:=[.G9]*5/1024" office:value-type="float" office:value="2.021484375" calcext:value-type="float">
            <text:p>2.021484375</text:p>
          </table:table-cell>
          <table:table-cell table:formula="of:=[.H9]*5/1024" office:value-type="float" office:value="2.8173828125" calcext:value-type="float">
            <text:p>2.8173828125</text:p>
          </table:table-cell>
          <table:table-cell table:formula="of:=[.I9]*5/1024" office:value-type="float" office:value="3.037109375" calcext:value-type="float">
            <text:p>3.037109375</text:p>
          </table:table-cell>
          <table:table-cell table:formula="of:=[.J9]*5/1024" office:value-type="float" office:value="3.408203125" calcext:value-type="float">
            <text:p>3.408203125</text:p>
          </table:table-cell>
          <table:table-cell table:formula="of:=[.K9]*5/1024" office:value-type="float" office:value="3.76953125" calcext:value-type="float">
            <text:p>3.76953125</text:p>
          </table:table-cell>
          <table:table-cell table:formula="of:=[.L9]*5/1024" office:value-type="float" office:value="3.90625" calcext:value-type="float">
            <text:p>3.90625</text:p>
          </table:table-cell>
          <table:table-cell table:formula="of:=[.M9]*5/1024" office:value-type="float" office:value="3.9306640625" calcext:value-type="float">
            <text:p>3.930664062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0"/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10"/>
          <table:table-cell table:formula="of:=1/[.K13]" office:value-type="float" office:value="0.0125" calcext:value-type="float">
            <text:p>0.0125</text:p>
          </table:table-cell>
          <table:table-cell table:formula="of:=1/[.L13]" office:value-type="float" office:value="0.02" calcext:value-type="float">
            <text:p>0.02</text:p>
          </table:table-cell>
          <table:table-cell table:formula="of:=1/[.M13]" office:value-type="float" office:value="0.0333333333333333" calcext:value-type="float">
            <text:p>0.0333333333</text:p>
          </table:table-cell>
        </table:table-row>
        <table:table-row table:style-name="ro1">
          <table:table-cell table:number-columns-repeated="10"/>
          <table:table-cell table:formula="of:=FORECAST([.K14];[.$F11:.$J11];[.$F10:.$J10])" office:value-type="float" office:value="0.659409772710469" calcext:value-type="float">
            <text:p>0.6594097727</text:p>
          </table:table-cell>
          <table:table-cell table:formula="of:=FORECAST([.L14];[.$F11:.$J11];[.$F10:.$J10])" office:value-type="float" office:value="0.842550476266759" calcext:value-type="float">
            <text:p>0.8425504763</text:p>
          </table:table-cell>
          <table:table-cell table:formula="of:=FORECAST([.M14];[.$F11:.$J11];[.$F10:.$J10])" office:value-type="float" office:value="1.16813394925572" calcext:value-type="float">
            <text:p>1.1681339493</text:p>
          </table:table-cell>
        </table:table-row>
        <table:table-row table:style-name="ro1">
          <table:table-cell table:number-columns-repeated="10"/>
          <table:table-cell table:formula="of:=[.K15]*1024/5" office:value-type="float" office:value="135.047121451104" calcext:value-type="float">
            <text:p>135.0471214511</text:p>
          </table:table-cell>
          <table:table-cell table:formula="of:=[.L15]*1024/5" office:value-type="float" office:value="172.554337539432" calcext:value-type="float">
            <text:p>172.5543375394</text:p>
          </table:table-cell>
          <table:table-cell table:formula="of:=[.M15]*1024/5" office:value-type="float" office:value="239.233832807571" calcext:value-type="float">
            <text:p>239.23383280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01:07:46.085876153</meta:creation-date>
    <dc:date>2016-04-27T12:44:26.624723663</dc:date>
    <meta:editing-duration>PT10H51M6S</meta:editing-duration>
    <meta:editing-cycles>1</meta:editing-cycles>
    <meta:document-statistic meta:table-count="1" meta:cell-count="60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07cm" svg:y="4.201cm" style:legend-expansion="high" chart:style-name="ch2"/>
        <chart:plot-area chart:style-name="ch3" table:cell-range-address="Sheet1.B10:Sheet1.M11" svg:x="0.32cm" svg:y="0.18cm" svg:width="13.467cm" svg:height="8.64cm">
          <chartooo:coordinate-region svg:x="1.047cm" svg:y="0.379cm" svg:width="12.40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1:Sheet1.M11" chart:class="chart:scatter">
            <chart:domain table:cell-range-address="Sheet1.B10:Sheet1.M10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0.0101010101010101">
                <text:p>0.0101010101010101</text:p>
                <draw:g>
                  <svg:desc>Sheet1.B10:Sheet1.M10</svg:desc>
                </draw:g>
              </table:table-cell>
              <table:table-cell office:value-type="float" office:value="0.0125">
                <text:p>0.0125</text:p>
              </table:table-cell>
              <table:table-cell office:value-type="float" office:value="0.02">
                <text:p>0.02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5">
                <text:p>0.05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1">
                <text:p>0.1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25">
                <text:p>0.125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B11:Sheet1.M11</svg:desc>
                </draw:g>
              </table:table-cell>
              <table:table-cell office:value-type="float" office:value="0.48828125">
                <text:p>0.48828125</text:p>
              </table:table-cell>
              <table:table-cell office:value-type="float" office:value="0.8154296875">
                <text:p>0.8154296875</text:p>
              </table:table-cell>
              <table:table-cell office:value-type="float" office:value="1.1328125">
                <text:p>1.1328125</text:p>
              </table:table-cell>
              <table:table-cell office:value-type="float" office:value="1.54296875">
                <text:p>1.54296875</text:p>
              </table:table-cell>
              <table:table-cell office:value-type="float" office:value="2.021484375">
                <text:p>2.021484375</text:p>
              </table:table-cell>
              <table:table-cell office:value-type="float" office:value="2.8173828125">
                <text:p>2.8173828125</text:p>
              </table:table-cell>
              <table:table-cell office:value-type="float" office:value="3.037109375">
                <text:p>3.037109375</text:p>
              </table:table-cell>
              <table:table-cell office:value-type="float" office:value="3.408203125">
                <text:p>3.408203125</text:p>
              </table:table-cell>
              <table:table-cell office:value-type="float" office:value="3.76953125">
                <text:p>3.76953125</text:p>
              </table:table-cell>
              <table:table-cell office:value-type="float" office:value="3.90625">
                <text:p>3.90625</text:p>
              </table:table-cell>
              <table:table-cell office:value-type="float" office:value="3.9306640625">
                <text:p>3.9306640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